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/>
    </style:style>
    <style:style style:name="P2" style:family="paragraph" style:parent-style-name="Text_20_body">
      <style:paragraph-properties fo:margin-top="0cm" fo:margin-bottom="0cm" style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4" style:family="paragraph" style:parent-style-name="Text_20_body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5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6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7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8" style:family="paragraph" style:parent-style-name="Text_20_body">
      <style:text-properties fo:color="#000000" style:font-name="Times New Roman" fo:font-size="12pt"/>
    </style:style>
    <style:style style:name="P9" style:family="paragraph" style:parent-style-name="Text_20_body">
      <style:text-properties fo:color="#000000" style:font-name="Times New Roman" fo:font-size="12pt" fo:font-weight="bold"/>
    </style:style>
    <style:style style:name="P10" style:family="paragraph" style:parent-style-name="Text_20_body">
      <style:text-properties fo:color="#000000" style:font-name="Times New Roman" fo:font-size="12pt"/>
    </style:style>
    <style:style style:name="P11" style:family="paragraph" style:parent-style-name="Text_20_body" style:list-style-name="L2">
      <style:text-properties fo:color="#000000" style:font-name="Times New Roman" fo:font-size="12pt"/>
    </style:style>
    <style:style style:name="P12" style:family="paragraph" style:parent-style-name="Text_20_body" style:list-style-name="L3">
      <style:text-properties fo:color="#000000" style:font-name="Times New Roman" fo:font-size="12pt"/>
    </style:style>
    <style:style style:name="P13" style:family="paragraph" style:parent-style-name="Text_20_body" style:list-style-name="L4">
      <style:text-properties fo:color="#000000" style:font-name="Times New Roman" fo:font-size="12pt"/>
    </style:style>
    <style:style style:name="P14" style:family="paragraph" style:parent-style-name="Text_20_body" style:list-style-name="L1">
      <style:text-properties fo:color="#000000" style:font-name="Times New Roman" fo:font-size="12pt"/>
    </style:style>
    <style:style style:name="P15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16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17" style:family="paragraph" style:parent-style-name="Text_20_body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18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21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56d42" officeooo:paragraph-rsid="00156d42"/>
    </style:style>
    <style:style style:name="P22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56d42" officeooo:paragraph-rsid="001df874"/>
    </style:style>
    <style:style style:name="P23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60702" officeooo:paragraph-rsid="00160702"/>
    </style:style>
    <style:style style:name="P24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60702" officeooo:paragraph-rsid="001df874"/>
    </style:style>
    <style:style style:name="P25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77ade" officeooo:paragraph-rsid="001df874"/>
    </style:style>
    <style:style style:name="P26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8070a" officeooo:paragraph-rsid="0018070a"/>
    </style:style>
    <style:style style:name="P27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8070a" officeooo:paragraph-rsid="001df874"/>
    </style:style>
    <style:style style:name="P28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95d7f" officeooo:paragraph-rsid="00195d7f"/>
    </style:style>
    <style:style style:name="P29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95d7f" officeooo:paragraph-rsid="001df874"/>
    </style:style>
    <style:style style:name="P30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bfde4" officeooo:paragraph-rsid="001bfde4"/>
    </style:style>
    <style:style style:name="P31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bfde4" officeooo:paragraph-rsid="001df874"/>
    </style:style>
    <style:style style:name="P32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c7191" officeooo:paragraph-rsid="001c7191"/>
    </style:style>
    <style:style style:name="P33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c7191" officeooo:paragraph-rsid="001df874"/>
    </style:style>
    <style:style style:name="P34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cd83e" officeooo:paragraph-rsid="001cd83e"/>
    </style:style>
    <style:style style:name="P35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cd83e" officeooo:paragraph-rsid="001df874"/>
    </style:style>
    <style:style style:name="P36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de252" officeooo:paragraph-rsid="001de252"/>
    </style:style>
    <style:style style:name="P37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de252" officeooo:paragraph-rsid="001df874"/>
    </style:style>
    <style:style style:name="P38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f8450" officeooo:paragraph-rsid="001f8450"/>
    </style:style>
    <style:style style:name="P39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20c32d" officeooo:paragraph-rsid="0020c32d"/>
    </style:style>
    <style:style style:name="P40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25608b" officeooo:paragraph-rsid="0025608b"/>
    </style:style>
    <style:style style:name="P41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56d42" officeooo:paragraph-rsid="001df874"/>
    </style:style>
    <style:style style:name="P42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649aa" officeooo:paragraph-rsid="001df874"/>
    </style:style>
    <style:style style:name="P43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95d7f" officeooo:paragraph-rsid="001df874"/>
    </style:style>
    <style:style style:name="P44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bfde4" officeooo:paragraph-rsid="001bfde4"/>
    </style:style>
    <style:style style:name="P45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bfde4" officeooo:paragraph-rsid="001df874"/>
    </style:style>
    <style:style style:name="P46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cd83e" officeooo:paragraph-rsid="001cd83e"/>
    </style:style>
    <style:style style:name="P47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cd83e" officeooo:paragraph-rsid="001df874"/>
    </style:style>
    <style:style style:name="P48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de252" officeooo:paragraph-rsid="001df874"/>
    </style:style>
    <style:style style:name="P49" style:family="paragraph" style:parent-style-name="Text_20_body" style:list-style-name="L5">
      <style:paragraph-properties fo:margin-top="0cm" fo:margin-bottom="0cm" style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51" style:family="paragraph" style:parent-style-name="Text_20_body" style:list-style-name="L5">
      <style:paragraph-properties fo:margin-top="0cm" fo:margin-bottom="0cm" style:contextual-spacing="false"/>
      <style:text-properties fo:color="#000000" style:font-name="Times New Roman1" fo:font-size="12pt" officeooo:rsid="001b13bb" officeooo:paragraph-rsid="001b13bb" style:font-size-asian="12pt" style:font-size-complex="12pt"/>
    </style:style>
    <style:style style:name="P52" style:family="paragraph" style:parent-style-name="Text_20_body" style:list-style-name="L1" style:master-page-name="">
      <style:paragraph-properties fo:margin-left="0.801cm" fo:margin-right="0cm" fo:margin-top="0cm" fo:margin-bottom="0cm" style:contextual-spacing="false" fo:text-indent="0cm" style:auto-text-indent="false" style:page-number="auto" style:writing-mode="page"/>
      <style:text-properties fo:color="#000000" style:font-name="Times New Roman" fo:font-size="12pt"/>
    </style:style>
    <style:style style:name="T1" style:family="text">
      <style:text-properties style:font-name="Times New Roman"/>
    </style:style>
    <style:style style:name="T2" style:family="text">
      <style:text-properties officeooo:rsid="00139d47"/>
    </style:style>
    <style:style style:name="T3" style:family="text">
      <style:text-properties officeooo:rsid="00160702"/>
    </style:style>
    <style:style style:name="T4" style:family="text">
      <style:text-properties officeooo:rsid="001649aa"/>
    </style:style>
    <style:style style:name="T5" style:family="text">
      <style:text-properties style:font-name="Times New Roman"/>
    </style:style>
    <style:style style:name="T6" style:family="text">
      <style:text-properties officeooo:rsid="001e2da3"/>
    </style:style>
    <style:style style:name="T7" style:family="text">
      <style:text-properties officeooo:rsid="001fe507"/>
    </style:style>
    <style:style style:name="T8" style:family="text">
      <style:text-properties officeooo:rsid="00205eac"/>
    </style:style>
    <style:style style:name="T9" style:family="text">
      <style:text-properties officeooo:rsid="0023b91e"/>
    </style:style>
    <text:list-style style:name="L1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8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57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58cm" fo:text-indent="-0.635cm" fo:margin-left="0.0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3cm" fo:text-indent="-0.635cm" fo:margin-left="0.6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8cm" fo:text-indent="-0.635cm" fo:margin-left="1.3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3cm" fo:text-indent="-0.635cm" fo:margin-left="1.9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</text:list-style>
  </office:automatic-styles>
  <office:body>
    <office:text text:use-soft-page-breaks="true">
      <text:tracked-changes>
        <text:changed-region xml:id="ct317503008" text:id="ct317503008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318501920" text:id="ct318501920">
          <text:insertion>
            <office:change-info>
              <dc:creator>Unbekannter Autor</dc:creator>
              <dc:date>2014-12-27T22:30:00</dc:date>
            </office:change-info>
          </text:insertion>
        </text:changed-region>
        <text:changed-region xml:id="ct318501504" text:id="ct318501504">
          <text:insertion>
            <office:change-info>
              <dc:creator>Unbekannter Autor</dc:creator>
              <dc:date>2014-12-27T22:31:00</dc:date>
            </office:change-info>
          </text:insertion>
        </text:changed-region>
        <text:changed-region xml:id="ct318502024" text:id="ct318502024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317503216" text:id="ct317503216">
          <text:insertion>
            <office:change-info>
              <dc:creator>Unknown Author</dc:creator>
              <dc:date>2012-12-02T16:44:00</dc:date>
            </office:change-info>
          </text:insertion>
        </text:changed-region>
        <text:changed-region xml:id="ct317498224" text:id="ct317498224">
          <text:deletion>
            <office:change-info>
              <dc:creator>Unknown Author</dc:creator>
              <dc:date>2012-12-02T16:44:00</dc:date>
            </office:change-info>
            <text:p text:style-name="P1">Tagsüber</text:p>
          </text:deletion>
        </text:changed-region>
        <text:changed-region xml:id="ct317497912" text:id="ct317497912">
          <text:insertion>
            <office:change-info>
              <dc:creator>Unknown Author</dc:creator>
              <dc:date>2012-12-02T16:44:00</dc:date>
            </office:change-info>
          </text:insertion>
        </text:changed-region>
        <text:changed-region xml:id="ct317503112" text:id="ct317503112">
          <text:deletion>
            <office:change-info>
              <dc:creator>Unknown Author</dc:creator>
              <dc:date>2012-12-02T16:44:00</dc:date>
            </office:change-info>
            <text:p text:style-name="P1">bei Herzog Heimrich </text:p>
          </text:deletion>
        </text:changed-region>
        <text:changed-region xml:id="ct318505872" text:id="ct318505872">
          <text:deletion>
            <office:change-info>
              <dc:creator>Unbekannter Autor</dc:creator>
              <dc:date>2014-12-27T22:41:00</dc:date>
            </office:change-info>
            <text:p text:style-name="P2"><text:span text:style-name="T1">-</text:span></text:p>
          </text:deletion>
        </text:changed-region>
        <text:changed-region xml:id="ct318504416" text:id="ct318504416">
          <text:insertion>
            <office:change-info>
              <dc:creator>Unbekannter Autor</dc:creator>
              <dc:date>2014-12-27T22:41:00</dc:date>
            </office:change-info>
          </text:insertion>
        </text:changed-region>
        <text:changed-region xml:id="ct317503632" text:id="ct317503632">
          <text:insertion>
            <office:change-info>
              <dc:creator>Tamino Dauth</dc:creator>
              <dc:date>2010-08-28T04:59:00</dc:date>
            </office:change-info>
          </text:insertion>
        </text:changed-region>
        <text:changed-region xml:id="ct317503736" text:id="ct317503736">
          <text:insertion>
            <office:change-info>
              <dc:creator>Tamino Dauth</dc:creator>
              <dc:date>2010-08-28T04:59:00</dc:date>
            </office:change-info>
          </text:insertion>
        </text:changed-region>
        <text:changed-region xml:id="ct317503840" text:id="ct317503840">
          <text:deletion>
            <office:change-info>
              <dc:creator>Tamino Dauth</dc:creator>
              <dc:date>2010-08-28T05:00:00</dc:date>
            </office:change-info>
            <text:p text:style-name="P3">. N</text:p>
          </text:deletion>
        </text:changed-region>
        <text:changed-region xml:id="ct317503944" text:id="ct317503944">
          <text:insertion>
            <office:change-info>
              <dc:creator>Tamino Dauth</dc:creator>
              <dc:date>2010-08-28T05:00:00</dc:date>
            </office:change-info>
          </text:insertion>
        </text:changed-region>
        <text:changed-region xml:id="ct317504048" text:id="ct317504048">
          <text:deletion>
            <office:change-info>
              <dc:creator>Tamino Dauth</dc:creator>
              <dc:date>2010-08-28T05:00:00</dc:date>
            </office:change-info>
            <text:p text:style-name="P3">,</text:p>
          </text:deletion>
        </text:changed-region>
        <text:changed-region xml:id="ct317504152" text:id="ct317504152">
          <text:insertion>
            <office:change-info>
              <dc:creator>Tamino Dauth</dc:creator>
              <dc:date>2010-08-28T05:00:00</dc:date>
            </office:change-info>
          </text:insertion>
        </text:changed-region>
        <text:changed-region xml:id="ct317504256" text:id="ct317504256">
          <text:deletion>
            <office:change-info>
              <dc:creator>Tamino Dauth</dc:creator>
              <dc:date>2010-08-28T05:05:00</dc:date>
            </office:change-info>
            <text:p text:style-name="P4">Auftragsziel 1 des </text:p>
          </text:deletion>
        </text:changed-region>
        <text:changed-region xml:id="ct317504360" text:id="ct317504360">
          <text:deletion>
            <office:change-info>
              <dc:creator>Tamino Dauth</dc:creator>
              <dc:date>2010-08-28T05:05:00</dc:date>
            </office:change-info>
            <text:p text:style-name="P4">s</text:p>
          </text:deletion>
        </text:changed-region>
        <text:changed-region xml:id="ct317504464" text:id="ct317504464">
          <text:deletion>
            <office:change-info>
              <dc:creator>Tamino Dauth</dc:creator>
              <dc:date>2010-08-28T05:05:00</dc:date>
            </office:change-info>
            <text:p text:style-name="P4"><text:s/>noch</text:p>
          </text:deletion>
        </text:changed-region>
        <text:changed-region xml:id="ct317504568" text:id="ct317504568">
          <text:deletion>
            <office:change-info>
              <dc:creator>Tamino Dauth</dc:creator>
              <dc:date>2010-08-28T05:05:00</dc:date>
            </office:change-info>
            <text:p text:style-name="P5">e</text:p>
          </text:deletion>
        </text:changed-region>
        <text:changed-region xml:id="ct317504672" text:id="ct317504672">
          <text:insertion>
            <office:change-info>
              <dc:creator>Tamino Dauth</dc:creator>
              <dc:date>2010-08-28T05:05:00</dc:date>
            </office:change-info>
          </text:insertion>
        </text:changed-region>
        <text:changed-region xml:id="ct317504984" text:id="ct317504984">
          <text:deletion>
            <office:change-info>
              <dc:creator>Tamino Dauth</dc:creator>
              <dc:date>2010-08-28T05:05:00</dc:date>
            </office:change-info>
            <text:list xml:id="list4606517303794685326" text:style-name="L1">
              <text:list-item>
                <text:list>
                  <text:list-item>
                    <text:list>
                      <text:list-item>
                        <text:p text:style-name="P6"/>
                      </text:list-item>
                      <text:list-item>
                        <text:p text:style-name="P7">(Auftragsziel 2 des Auftrags „Die Nordmänner“ ist noch aktiv)</text:p>
                      </text:list-item>
                      <text:list-item>
                        <text:p text:style-name="P6">N: Heikel. Ihr solltet die Nordmänner um Unterstützung b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317504880" text:id="ct317504880">
          <text:deletion>
            <office:change-info>
              <dc:creator>Tamino Dauth</dc:creator>
              <dc:date>2010-08-28T05:02:00</dc:date>
            </office:change-info>
            <text:p text:style-name="P5">e</text:p>
          </text:deletion>
        </text:changed-region>
        <text:changed-region xml:id="ct317504776" text:id="ct317504776">
          <text:deletion>
            <office:change-info>
              <dc:creator>Tamino Dauth</dc:creator>
              <dc:date>2010-08-28T05:05:00</dc:date>
            </office:change-info>
            <text:p text:style-name="P5">ten, damit wir alle wieder ruhiger schlafen können.</text:p>
          </text:deletion>
        </text:changed-region>
        <text:changed-region xml:id="ct317505088" text:id="ct317505088">
          <text:insertion>
            <office:change-info>
              <dc:creator>Tamino Dauth</dc:creator>
              <dc:date>2010-08-28T05:04:00</dc:date>
            </office:change-info>
          </text:insertion>
        </text:changed-region>
        <text:changed-region xml:id="ct317505192" text:id="ct317505192">
          <text:deletion>
            <office:change-info>
              <dc:creator>Tamino Dauth</dc:creator>
              <dc:date>2010-08-28T05:04:00</dc:date>
            </office:change-info>
            <text:p text:style-name="P4">be</text:p>
          </text:deletion>
        </text:changed-region>
        <text:changed-region xml:id="ct317505296" text:id="ct317505296">
          <text:insertion>
            <office:change-info>
              <dc:creator>Tamino Dauth</dc:creator>
              <dc:date>2010-08-28T05:06:00</dc:date>
            </office:change-info>
          </text:insertion>
        </text:changed-region>
        <text:changed-region xml:id="ct317505400" text:id="ct317505400">
          <text:deletion>
            <office:change-info>
              <dc:creator>Tamino Dauth</dc:creator>
              <dc:date>2010-08-28T05:06:00</dc:date>
            </office:change-info>
            <text:p text:style-name="P3">e</text:p>
          </text:deletion>
        </text:changed-region>
        <text:changed-region xml:id="ct317505504" text:id="ct317505504">
          <text:insertion>
            <office:change-info>
              <dc:creator>Tamino Dauth</dc:creator>
              <dc:date>2010-08-28T05:06:00</dc:date>
            </office:change-info>
          </text:insertion>
        </text:changed-region>
        <text:changed-region xml:id="ct317505608" text:id="ct317505608">
          <text:deletion>
            <office:change-info>
              <dc:creator>Tamino Dauth</dc:creator>
              <dc:date>2010-08-28T05:07:00</dc:date>
            </office:change-info>
            <text:p text:style-name="P3">Vasallen</text:p>
          </text:deletion>
        </text:changed-region>
        <text:changed-region xml:id="ct317505712" text:id="ct317505712">
          <text:insertion>
            <office:change-info>
              <dc:creator>Tamino Dauth</dc:creator>
              <dc:date>2010-08-28T05:07:00</dc:date>
            </office:change-info>
          </text:insertion>
        </text:changed-region>
        <text:changed-region xml:id="ct317505816" text:id="ct317505816">
          <text:deletion>
            <office:change-info>
              <dc:creator>Tamino Dauth</dc:creator>
              <dc:date>2010-08-28T05:33:00</dc:date>
            </office:change-info>
            <text:p text:style-name="P3"><text:s/>...</text:p>
          </text:deletion>
        </text:changed-region>
        <text:changed-region xml:id="ct317505920" text:id="ct317505920">
          <text:insertion>
            <office:change-info>
              <dc:creator>Tamino Dauth</dc:creator>
              <dc:date>2010-08-28T05:33:00</dc:date>
            </office:change-info>
          </text:insertion>
        </text:changed-region>
        <text:changed-region xml:id="ct317506024" text:id="ct317506024">
          <text:insertion>
            <office:change-info>
              <dc:creator>Tamino Dauth</dc:creator>
              <dc:date>2010-08-28T05:34:00</dc:date>
            </office:change-info>
          </text:insertion>
        </text:changed-region>
        <text:changed-region xml:id="ct317506128" text:id="ct317506128">
          <text:deletion>
            <office:change-info>
              <dc:creator>Tamino Dauth</dc:creator>
              <dc:date>2010-08-28T05:26:00</dc:date>
            </office:change-info>
            <text:p text:style-name="P3">,</text:p>
          </text:deletion>
        </text:changed-region>
        <text:changed-region xml:id="ct317506232" text:id="ct317506232">
          <text:insertion>
            <office:change-info>
              <dc:creator>Tamino Dauth</dc:creator>
              <dc:date>2010-08-28T05:27:00</dc:date>
            </office:change-info>
          </text:insertion>
        </text:changed-region>
        <text:changed-region xml:id="ct317506336" text:id="ct317506336">
          <text:insertion>
            <office:change-info>
              <dc:creator>Tamino Dauth</dc:creator>
              <dc:date>2010-08-28T05:27:00</dc:date>
            </office:change-info>
          </text:insertion>
        </text:changed-region>
        <text:changed-region xml:id="ct317506440" text:id="ct317506440">
          <text:deletion>
            <office:change-info>
              <dc:creator>Tamino Dauth</dc:creator>
              <dc:date>2010-08-28T05:27:00</dc:date>
            </office:change-info>
            <text:p text:style-name="P3">zu</text:p>
          </text:deletion>
        </text:changed-region>
        <text:changed-region xml:id="ct317506544" text:id="ct317506544">
          <text:insertion>
            <office:change-info>
              <dc:creator>Tamino Dauth</dc:creator>
              <dc:date>2010-08-19T14:42:00</dc:date>
            </office:change-info>
          </text:insertion>
        </text:changed-region>
        <text:changed-region xml:id="ct317506648" text:id="ct317506648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318505768" text:id="ct318505768">
          <text:insertion>
            <office:change-info>
              <dc:creator>Unbekannter Autor</dc:creator>
              <dc:date>2014-12-27T23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hu6u02"/>Name</text:p>
      <text:p text:style-name="P1">Markward (Herkunft: Altdeutsch, Bedeutung: Grenzhüter)</text:p>
      <text:p text:style-name="P1"/>
      <text:p text:style-name="P9"><text:bookmark text:name="hu6u01"/>Beschreibung</text:p>
      <text:p text:style-name="P1">Markward ist ein Ritter im Dienste des Herzogs Heimrich.<text:change-start text:change-id="ct317503008"/> Er besitzt eigene Ländereien südwestlich von Talras, hat diese jedoch verlassen, um dem Feind möglichst früh zu begegnen. Er ist ein Idealist und ein loyaler Diener des Herzogs und des Königs.<text:change-end text:change-id="ct317503008"/><text:change-start text:change-id="ct318501920"/><text:line-break/><text:span text:style-name="T2">Er ist wegen des bevorstehenden Krieges </text:span><text:change-end text:change-id="ct318501920"/><text:change-start text:change-id="ct318501504"/><text:span text:style-name="T2">besorgt und möchte Talras um jeden Preis halten, da er es als seine Pflicht ansieht dem Herzog zu dienen.</text:span><text:change-end text:change-id="ct318501504"/><text:change-start text:change-id="ct318502024"/></text:p>
      <text:p text:style-name="P1"><text:bookmark text:name="hu6u0"/><text:bookmark text:name="l6x.0"/><text:bookmark text:name="r_tv0"/><text:change-end text:change-id="ct318502024"/></text:p>
      <text:p text:style-name="P9"><text:bookmark text:name="l6x.5"/><text:bookmark text:name="r_tv5"/><text:bookmark text:name="r_tv6"/>Ort<text:bookmark text:name="uwy00"/></text:p>
      <text:list xml:id="list922850035103189456" text:style-name="L2">
        <text:list-item>
          <text:p text:style-name="P11"><text:bookmark text:name="m2jg"/><text:bookmark text:name="m2jg0"/>Innenburg von Talras<text:bookmark text:name="v6zg2"/></text:p>
        </text:list-item>
      </text:list>
      <text:p text:style-name="P1"><text:bookmark text:name="r_tv8"/><text:bookmark text:name="r_tv9"/></text:p>
      <text:p text:style-name="P9"><text:bookmark text:name="r_tv10"/><text:bookmark text:name="r_tv11"/>Tagesablauf</text:p>
      <text:list xml:id="list8880085326247428263" text:style-name="L3">
        <text:list-item>
          <text:p text:style-name="P12"><text:bookmark text:name="m2jg1"/><text:bookmark text:name="m2jg2"/>Nachts – Schläft im Hauptgebäude der Innenburg<text:change-start text:change-id="ct317503216"/></text:p>
        </text:list-item>
        <text:list-item>
          <text:p text:style-name="P12">Morgens - 13:00 Uhr – unterhält sich mit Heimrich.<text:change-end text:change-id="ct317503216"/></text:p>
        </text:list-item>
      </text:list>
      <text:list xml:id="list2069203484377623478" text:style-name="L4">
        <text:list-item>
          <text:p text:style-name="P13"><text:change text:change-id="ct317498224"/><text:change-start text:change-id="ct317497912"/>13:00 Uhr - abends<text:change-end text:change-id="ct317497912"/> – Steht <text:change text:change-id="ct317503112"/>in der Innenburg</text:p>
        </text:list-item>
      </text:list>
      <text:p text:style-name="P1"><text:bookmark text:name="r_tv14"/><text:bookmark text:name="r_tv15"/></text:p>
      <text:p text:style-name="P9"><text:bookmark text:name="r_tv16"/><text:bookmark text:name="r_tv17"/>Zugehörigkeit</text:p>
      <text:p text:style-name="P1"><text:bookmark text:name="r_tv18"/>Adel<text:bookmark text:name="m0qr0"/></text:p>
      <text:p text:style-name="P1"><text:bookmark text:name="r_tv19"/><text:bookmark text:name="r_tv20"/></text:p>
      <text:p text:style-name="P9">Aufträge</text:p>
      <text:list xml:id="list7849276766022970355" text:style-name="L5">
        <text:list-item>
          <text:p text:style-name="P49"><text:bookmark text:name="mddf0"/><text:change text:change-id="ct318505872"/><text:change-start text:change-id="ct318504416"/>Die Versorgung von Talras</text:p>
        </text:list-item>
        <text:list-item>
          <text:p text:style-name="P51">Die Befestigung von Talras<text:change-end text:change-id="ct318504416"/></text:p>
        </text:list-item>
      </text:list>
      <text:p text:style-name="P1"><text:bookmark text:name="r_tv26"/><text:bookmark text:name="r_tv27"/></text:p>
      <text:p text:style-name="P9"><text:bookmark text:name="r_tv28"/><text:bookmark text:name="r_tv29"/>Dialog<text:bookmark text:name="r_tv292"/><text:bookmark text:name="tr..0"/></text:p>
      <text:list xml:id="list234501216163724" text:continue-list="list4606517303794685326" text:style-name="L1">
        <text:list-item>
          <text:p text:style-name="P14"><text:change-start text:change-id="ct317503632"/>(<text:change-end text:change-id="ct317503632"/>Automatisch<text:change-start text:change-id="ct317503736"/>)<text:change-end text:change-id="ct317503736"/></text:p>
        </text:list-item>
        <text:list-item>
          <text:p text:style-name="P20">N: Gegrüßt seist du! Ich hoffe du und deine Leute, ihr benehmt euch anständig in der Burg und gegenüber dem Herzog<text:change text:change-id="ct317503840"/><text:change-start text:change-id="ct317503944"/>, n<text:change-end text:change-id="ct317503944"/>un<text:change text:change-id="ct317504048"/><text:change-start text:change-id="ct317504152"/>,<text:change-end text:change-id="ct317504152"/> da ihr ihm immerhin eure Treue geschworen habt.</text:p>
        </text:list-item>
        <text:list-item>
          <text:p text:style-name="P52">C: Sicher.</text:p>
          <text:list>
            <text:list-item>
              <text:p text:style-name="P7"><text:bookmark text:name="hnbi0"/>Wie ist die Lage?</text:p>
              <text:list>
                <text:list-item>
                  <text:p text:style-name="P7"><text:bookmark text:name="hnbi1"/>(<text:change text:change-id="ct317504256"/>Auftrag<text:change text:change-id="ct317504360"/> „Die Nordmänner“ ist<text:change text:change-id="ct317504464"/> aktiv)</text:p>
                </text:list-item>
                <text:list-item>
                  <text:p text:style-name="P6">N: Heikel. Ihr solltet die Nordmänner um Unterstützung b<text:change text:change-id="ct317504568"/><text:change-start text:change-id="ct317504672"/>it<text:change-end text:change-id="ct317504672"/>ten, damit wir alle wieder ruhiger schlafen können.<text:change text:change-id="ct317504984"/><text:change text:change-id="ct317504880"/><text:change text:change-id="ct317504776"/></text:p>
                </text:list-item>
                <text:list-item>
                  <text:p text:style-name="P7"><text:bookmark text:name="hnbi12"/>(Auftrag „Die Nordmänner“ ist abgeschlossen)</text:p>
                  <text:list>
                    <text:list-item>
                      <text:p text:style-name="P7"><text:bookmark text:name="r_tv39"/><text:bookmark text:name="r_tv40"/><text:bookmark text:name="r_tv41"/>N: Besser. Wenn ihr Verstärkung aus Holzbruck <text:change-start text:change-id="ct317505088"/>herbei<text:change-end text:change-id="ct317505088"/><text:change text:change-id="ct317505192"/>schaffen könnt, haben wir eine echte Chance und durch den Sieg der Nordmänner über die Dunkelefen und Orks, haben wir zunächst etwas Ruhe und Zeit, <text:change-start text:change-id="ct317505296"/>um <text:change-end text:change-id="ct317505296"/>uns auf weitere Gefechte vorzubereiten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bookmark text:name="zjtl0"/>Woher kommst du?</text:p>
        </text:list-item>
        <text:list-item>
          <text:p text:style-name="P20">N: Meine Burg befindet sich südwestlich von hier. Sie ist selbstverständlich kleiner als diese, aber macht auch <text:change text:change-id="ct317505400"/><text:change-start text:change-id="ct317505504"/>E<text:change-end text:change-id="ct317505504"/>iniges her.</text:p>
        </text:list-item>
        <text:list-item>
          <text:p text:style-name="P20">N: Wie auch der Herzog, habe ich mein Lehen von meinem Vater geerbt. Mir unterstehen einige <text:change text:change-id="ct317505608"/><text:change-start text:change-id="ct317505712"/>Knechte<text:change-end text:change-id="ct317505712"/>, Bauern und Leibeigene. Meine Besitztümer<text:change text:change-id="ct317505816"/><text:change-start text:change-id="ct317505920"/> <text:change-end text:change-id="ct317505920"/><text:change-start text:change-id="ct317506024"/>…<text:change-end text:change-id="ct317506024"/></text:p>
        </text:list-item>
        <text:list-item>
          <text:p text:style-name="P20">C: Schon gut.</text:p>
        </text:list-item>
        <text:list-item>
          <text:p text:style-name="P14">Was genau machst du hier?</text:p>
        </text:list-item>
        <text:list-item>
          <text:p text:style-name="P20">N: Ich unterstütze den Herzog so gut ich kann<text:change text:change-id="ct317506128"/> bei seinem Kampf gegen den Feind. Wenn es nach mir ginge, müsste hier eine ganze Schar von Rittern stehen, aber die scheinen <text:change-start text:change-id="ct317506232"/>dieser Tage <text:change-end text:change-id="ct317506232"/>wohl etwas Besseres mit ihr<text:change-start text:change-id="ct317506336"/>er<text:change-end text:change-id="ct317506336"/> Zeit an<text:change text:change-id="ct317506440"/>fangen zu wissen.<text:change-start text:change-id="ct317506544"/></text:p>
        </text:list-item>
        <text:list-item>
          <text:p text:style-name="P20">N: Vermutlich kümmern sie sich<text:change-end text:change-id="ct317506544"/><text:change-start text:change-id="ct317506648"/> um ihre eigenen Ländereien und sind viel zu feige, dem Feind an der Front ins Auge zu blicken.<text:change-end text:change-id="ct317506648"/><text:change-start text:change-id="ct318505768"/></text:p>
          <text:list>
            <text:list-item>
              <text:list>
                <text:list-item>
                  <text:list>
                    <text:list-item>
                      <text:p text:style-name="P41"><text:soft-page-break/>He da Rittersmann! (Charakter ist Ritter)</text:p>
                    </text:list-item>
                    <text:list-item>
                      <text:p text:style-name="P22">N: Selten trifft man dieser Tage seinesgleichen in einer bedrohlichen Gegend wie dieser.</text:p>
                    </text:list-item>
                    <text:list-item>
                      <text:p text:style-name="P22">N: Ich hoffe nur du hast dich nicht von den noblen Werten abgewandt und dienst jetzt <text:span text:style-name="T7">einem niederen Verlangen wie der Gier.</text:span></text:p>
                    </text:list-item>
                    <text:list-item>
                      <text:p text:style-name="P24">N: <text:span text:style-name="T4">Nimm dieses Schwert Waffenbruder auf dass es dir in deinen bevorstehenden Kämpfen von Nutzen sein möge.</text:span></text:p>
                    </text:list-item>
                    <text:list-item>
                      <text:p text:style-name="P38">Charakter erhält Schwert</text:p>
                    </text:list-item>
                    <text:list-item>
                      <text:p text:style-name="P42">Kann ich sonst noch etwas tun?</text:p>
                    </text:list-item>
                    <text:list-item>
                      <text:p text:style-name="P25">N: Sicher, es gibt sehr viel zu tun. Sollte der Feind zahlmäßig überlegen sein, so müssen wir uns in der Burg verschanzen und auf Hilfe hoffen.</text:p>
                    </text:list-item>
                    <text:list-item>
                      <text:p text:style-name="P27">N: Eine Belagerung ist eine ernste Sache. Haben sie uns erst umzingelt, so müssen wir mit den Vorräten auskommen, die wir eingelagert haben.</text:p>
                    </text:list-item>
                    <text:list-item>
                      <text:p text:style-name="P27">N: Das sind aber nicht gerade viele. Die meisten unsere<text:span text:style-name="T8">r</text:span> Männer sind mit anderen Sachen beschäftigt. Du könntest mit dem Bauern Manfred sprechen und dafür sorgen, dass er Karren mit Vorräten in die Burg schickt.</text:p>
                    </text:list-item>
                    <text:list-item>
                      <text:p text:style-name="P29">Neuer Auftrag „Die Versorgung von Talras“</text:p>
                    </text:list-item>
                    <text:list-item>
                      <text:p text:style-name="P43">Manfred schickt Vorräte in die Burg. (Auftragsziel 1 des Auftrags „Die Versorgung von Talras“ ist abgeschlossen und Auftrag ist noch aktiv)</text:p>
                    </text:list-item>
                    <text:list-item>
                      <text:p text:style-name="P29">N: Das freut mich zu hören. Hoffen wir dass alles rechtzeitig die Burg erreicht.</text:p>
                    </text:list-item>
                    <text:list-item>
                      <text:p text:style-name="P29">N: Hier hast du ein paar Goldmünzen und Tränke.</text:p>
                    </text:list-item>
                    <text:list-item>
                      <text:p text:style-name="P29">Auftrag „Die Versorgung von Talras“ abgeschlossen</text:p>
                    </text:list-item>
                    <text:list-item>
                      <text:p text:style-name="P45">Gibt es noch etwas zu tun? <text:span text:style-name="T6">(Auftrag „Die Versorgung von Talras“ ist abgeschlossen)</text:span></text:p>
                    </text:list-item>
                    <text:list-item>
                      <text:p text:style-name="P31">N: Ich sehe schon du bist ein zuverlässiger Mann. Leute wie dich können wir sehr gut gebrauchen.</text:p>
                    </text:list-item>
                    <text:list-item>
                      <text:p text:style-name="P31">N: Um der Belagerung besser standzuhalten würde es nicht Schaden die Befestigungen dieser doch schon alten Burg zu verstärken.</text:p>
                    </text:list-item>
                    <text:list-item>
                      <text:p text:style-name="P33">N: Außerdem sollten auf den Mauern in Türmen genügend Pfeile für die Bogenschützen platziert werden.</text:p>
                    </text:list-item>
                    <text:list-item>
                      <text:p text:style-name="P33">N: Wegen den Befestigungen kannst du mit dem Holzfäller Kuno sprechen. Er lebt im Nordosten etwas abgeschieden im Wald. Sag ihm, dass er uns über Manfred Holz liefern muss.</text:p>
                    </text:list-item>
                    <text:list-item>
                      <text:p text:style-name="P33">N: Wegen der Pfeile würde ich mit den Jägern der Burg sprechen. Das sind Dago und Björn.</text:p>
                    </text:list-item>
                    <text:list-item>
                      <text:p text:style-name="P33">Neuer Auftrag „Die Befestigung von Talras“</text:p>
                    </text:list-item>
                    <text:list-item>
                      <text:p text:style-name="P47">Manfred schickt Holz. (Auftragsziel 2 des Auftrags „Die Befestigung von Talras“ ist abgeschlossen)</text:p>
                    </text:list-item>
                    <text:list-item>
                      <text:p text:style-name="P35">N: Sehr gut. Nimm diese Tränke als Belohnung.</text:p>
                    </text:list-item>
                    <text:list-item>
                      <text:p text:style-name="P39">Charakter erhält Tränke.</text:p>
                    </text:list-item>
                    <text:list-item>
                      <text:p text:style-name="P47">Ich habe die Pfeile platziert. (Auftragsziel <text:span text:style-name="T9">5</text:span> des Auftrags „Die Befestigung von Talras“ ist abgeschlossen)</text:p>
                    </text:list-item>
                    <text:list-item>
                      <text:p text:style-name="P35">N: Tatsächlich? Du scheinst dich ja um alles zu kümmern.</text:p>
                    </text:list-item>
                    <text:list-item>
                      <text:p text:style-name="P35">N: Hier, nimm diese Tränke.</text:p>
                    </text:list-item>
                    <text:list-item>
                      <text:p text:style-name="P48">Ihr seid nun bereit für eine Belagerung. (Beide Infos wurden angeklickt)</text:p>
                    </text:list-item>
                    <text:list-item>
                      <text:p text:style-name="P37">N: Das stimmt hoffentlich. Wir stehen schwer in deiner Schuld dafür. Nimm diesen Gegenstand als Belohnung.</text:p>
                    </text:list-item>
                    <text:list-item>
                      <text:p text:style-name="P40">Charakter erhält besonderen klassenabhängigen Gegenstand.</text:p>
                    </text:list-item>
                    <text:list-item>
                      <text:p text:style-name="P37">Auftrag „Die Befestigung von Talras“ abgeschlossen<text:change-end text:change-id="ct318505768"/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bookmark text:name="r_tv155"/><text:bookmark text:name="r_tv156"/></text:p>
      <text:p text:style-name="P9"><text:bookmark text:name="r_tv157"/><text:bookmark text:name="v:9n0"/>Handel</text:p>
      <text:p text:style-name="P1"><text:bookmark text:name="r_tv158"/>-<text:bookmark text:name="hu6u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Text_20_body" style:display-name="Text body" style:family="paragraph" style:class="text">
      <style:paragraph-properties fo:margin-left="0cm" fo:margin-right="0cm" fo:margin-top="0cm" fo:margin-bottom="0cm" style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List" style:family="paragraph" style:class="list">
      <style:paragraph-properties fo:margin-left="0cm" fo:margin-right="0cm" fo:margin-top="0cm" fo:margin-bottom="0cm" style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Sender" style:family="paragraph" style:class="extra">
      <style:paragraph-properties fo:margin-left="0.152cm" fo:margin-right="0.152cm" fo:margin-top="0cm" fo:margin-bottom="0cm" style:contextual-spacing="false" fo:text-indent="0cm" style:auto-text-indent="false" style:writing-mode="page"/>
      <style:text-properties style:font-name="Verdana" fo:font-family="Verdana, sans-serif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-left="0.152cm" fo:margin-right="0.152cm" fo:margin-top="0cm" fo:margin-bottom="0.499cm" style:contextual-spacing="false" fo:text-indent="0cm" style:auto-text-indent="false" style:border-line-width-bottom="0.002cm 0.035cm 0.002cm" fo:padding="0cm" fo:border-left="none" fo:border-right="none" fo:border-top="none" fo:border-bottom="1.11pt double #808080" style:writing-mode="page"/>
      <style:text-properties style:font-name="Verdana" fo:font-family="Verdana, sans-serif" fo:font-size="6pt" fo:language="de" fo:country="DE"/>
    </style:style>
    <style:style style:name="Index" style:family="paragraph" style:class="index">
      <style:paragraph-properties fo:margin-left="0.152cm" fo:margin-right="0.152cm" fo:margin-top="0.152cm" fo:margin-bottom="0.152cm" style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Footer" style:family="paragraph" style:class="extra">
      <style:paragraph-properties fo:margin-left="0.152cm" fo:margin-right="0.152cm" fo:margin-top="0.152cm" fo:margin-bottom="0.152cm" style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Caption" style:family="paragraph" style:class="extra">
      <style:paragraph-properties fo:margin-left="0.152cm" fo:margin-right="0.152cm" fo:margin-top="0.212cm" fo:margin-bottom="0.212cm" style:contextual-spacing="false" fo:text-indent="0cm" style:auto-text-indent="false" style:writing-mode="page"/>
      <style:text-properties style:font-name="Verdana" fo:font-family="Verdana, sans-serif" fo:font-size="12pt" fo:language="de" fo:country="DE" fo:font-style="italic"/>
    </style:style>
    <style:style style:name="Table_20_Contents" style:display-name="Table Contents" style:family="paragraph" style:class="extra">
      <style:paragraph-properties fo:margin-left="0cm" fo:margin-right="0cm" fo:margin-top="0cm" fo:margin-bottom="0cm" style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Heading" style:family="paragraph" style:next-style-name="Text_20_body" style:class="text">
      <style:paragraph-properties fo:margin-left="0.152cm" fo:margin-right="0.152cm" fo:margin-top="0.423cm" fo:margin-bottom="0.499cm" style:contextual-spacing="false" fo:text-indent="0cm" style:auto-text-indent="false" style:writing-mode="page"/>
      <style:text-properties style:font-name="Albany" fo:font-family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-left="0.152cm" fo:margin-right="0.152cm" fo:margin-top="0.423cm" fo:margin-bottom="0.499cm" style:contextual-spacing="false" fo:text-indent="0cm" style:auto-text-indent="false" style:writing-mode="page"/>
      <style:text-properties style:font-name="Times New Roman" fo:font-family="'Times New Roman'" fo:font-size="24pt" fo:language="de" fo:country="DE" fo:font-weight="bold"/>
    </style:style>
    <style:style style:name="Header" style:family="paragraph" style:class="extra">
      <style:paragraph-properties fo:margin-left="0.152cm" fo:margin-right="0.152cm" fo:margin-top="0.152cm" fo:margin-bottom="0.152cm" style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Bullet_20_Symbols" style:display-name="Bullet Symbols" style:family="text">
      <style:text-properties style:font-name="StarSymbol" fo:font-family="StarSymbol" fo:font-size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dc:title/>
    <meta:initial-creator>Unbekannt</meta:initial-creator>
    <meta:editing-cycles>49</meta:editing-cycles>
    <dc:date>2014-12-27T23:45:01.106000000</dc:date>
    <meta:creation-date>2008-08-13T14:13:31</meta:creation-date>
    <meta:language>en-US</meta:language>
    <meta:editing-duration>PT1H50M58S</meta:editing-duration>
    <meta:document-statistic meta:table-count="0" meta:image-count="0" meta:object-count="0" meta:page-count="2" meta:paragraph-count="64" meta:word-count="799" meta:character-count="4711" meta:non-whitespace-character-count="4025"/>
  </office:meta>
</office:document-meta>
</file>